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798" officeooo:paragraph-rsid="001ae798"/>
    </style:style>
    <style:style style:name="P2" style:family="paragraph" style:parent-style-name="Standard">
      <style:paragraph-properties fo:text-align="justify" style:justify-single-word="false"/>
      <style:text-properties officeooo:rsid="001ae798" officeooo:paragraph-rsid="001ae798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1ae798" officeooo:paragraph-rsid="001ae798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loext:graphic-properties draw:fill="solid" draw:fill-color="#282c34"/>
      <style:paragraph-properties fo:background-color="#282c34" fo:padding="0cm" fo:border="none" style:shadow="none"/>
    </style:style>
    <style:style style:name="P5" style:family="paragraph" style:parent-style-name="Standard">
      <loext:graphic-properties draw:fill="solid" draw:fill-color="#282c34"/>
      <style:paragraph-properties fo:background-color="#282c34" fo:padding="0cm" fo:border="none" style:shadow="none"/>
      <style:text-properties officeooo:paragraph-rsid="001ae798"/>
    </style:style>
    <style:style style:name="T1" style:family="text">
      <style:text-properties fo:color="#d55fde" loext:opacity="100%" style:font-name="JetBrains Mono" fo:font-size="10.5pt" fo:font-style="italic" fo:font-weight="normal" style:font-size-asian="10.5pt" style:font-style-asian="italic" style:font-weight-asian="normal"/>
    </style:style>
    <style:style style:name="T2" style:family="text">
      <style:text-properties fo:color="#61afef" loext:opacity="100%" style:font-name="JetBrains Mono" fo:font-size="10.5pt" fo:font-style="normal" fo:font-weight="normal" style:font-size-asian="10.5pt" style:font-style-asian="normal" style:font-weight-asian="normal"/>
    </style:style>
    <style:style style:name="T3" style:family="text">
      <style:text-properties fo:color="#bbbbbb" loext:opacity="100%" style:font-name="JetBrains Mono" fo:font-size="10.5pt" fo:font-style="normal" fo:font-weight="normal" style:font-size-asian="10.5pt" style:font-style-asian="normal" style:font-weight-asian="normal"/>
    </style:style>
    <style:style style:name="T4" style:family="text">
      <style:text-properties fo:color="#d19a66" loext:opacity="100%" style:font-name="JetBrains Mono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89ca78" loext:opacity="100%" style:font-name="JetBrains Mono" fo:font-size="10.5pt" fo:font-style="normal" fo:font-weight="normal" style:font-size-asian="10.5pt" style:font-style-asian="normal" style:font-weight-asian="normal"/>
    </style:style>
    <style:style style:name="T6" style:family="text">
      <style:text-properties fo:color="#2bbac5" loext:opacity="100%" style:font-name="JetBrains Mono" fo:font-size="10.5pt" fo:font-style="normal" fo:font-weight="normal" style:font-size-asian="10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 difference entre la phase-1 et la Phase-2</text:p>
      <text:p text:style-name="P1"/>
      <text:p text:style-name="P1"/>
      <text:p text:style-name="P4"><text:span text:style-name="T1">def </text:span><text:span text:style-name="T2">get_books_data</text:span><text:span text:style-name="T3">(</text:span><text:span text:style-name="T4">url</text:span><text:span text:style-name="T3">):<text:line-break/> <text:s text:c="3"/>links = []<text:line-break/> <text:s text:c="3"/>r = requests.</text:span><text:span text:style-name="T2">get</text:span><text:span text:style-name="T3">(</text:span><text:span text:style-name="T4">url</text:span><text:span text:style-name="T3">)<text:line-break/> <text:s text:c="3"/>soup = </text:span><text:span text:style-name="T2">BeautifulSoup</text:span><text:span text:style-name="T3">(r.content, </text:span><text:span text:style-name="T5">'html.parser'</text:span><text:span text:style-name="T3">)<text:line-break/> <text:s text:c="3"/></text:span><text:span text:style-name="T1">for </text:span><text:span text:style-name="T3">books </text:span><text:span text:style-name="T1">in </text:span><text:span text:style-name="T3">soup.</text:span><text:span text:style-name="T2">find_all</text:span><text:span text:style-name="T3">(</text:span><text:span text:style-name="T5">'article'</text:span><text:span text:style-name="T3">, </text:span><text:span text:style-name="T4">class_</text:span><text:span text:style-name="T3">=</text:span><text:span text:style-name="T5">'product_pod'</text:span><text:span text:style-name="T3">):<text:line-break/> <text:s text:c="7"/>books_link_url = books.</text:span><text:span text:style-name="T2">find</text:span><text:span text:style-name="T3">(</text:span><text:span text:style-name="T5">'a'</text:span><text:span text:style-name="T3">, </text:span><text:span text:style-name="T4">href </text:span><text:span text:style-name="T3">= </text:span><text:span text:style-name="T1">True</text:span><text:span text:style-name="T3">)<text:line-break/> <text:s text:c="7"/>books_url = books_link_url.</text:span><text:span text:style-name="T2">get</text:span><text:span text:style-name="T3">(</text:span><text:span text:style-name="T5">'href'</text:span><text:span text:style-name="T3">)<text:line-break/> <text:s text:c="7"/>links.</text:span><text:span text:style-name="T2">append</text:span><text:span text:style-name="T3">(</text:span><text:span text:style-name="T2">urljoin</text:span><text:span text:style-name="T3">(</text:span><text:span text:style-name="T4">url</text:span><text:span text:style-name="T3">,books_url))<text:line-break/> <text:s text:c="3"/>next = soup.</text:span><text:span text:style-name="T2">find</text:span><text:span text:style-name="T3">(</text:span><text:span text:style-name="T5">'li'</text:span><text:span text:style-name="T3">, </text:span><text:span text:style-name="T4">class_</text:span><text:span text:style-name="T3">=</text:span><text:span text:style-name="T5">'next'</text:span><text:span text:style-name="T3">)<text:line-break/> <text:s text:c="3"/></text:span><text:span text:style-name="T1">if </text:span><text:span text:style-name="T3">next </text:span><text:span text:style-name="T1">is not None</text:span><text:span text:style-name="T3">:<text:line-break/> <text:s text:c="7"/>next_page = </text:span><text:span text:style-name="T4">url</text:span><text:span text:style-name="T3">.</text:span><text:span text:style-name="T2">split</text:span><text:span text:style-name="T3">(</text:span><text:span text:style-name="T5">'/'</text:span><text:span text:style-name="T3">)[</text:span><text:span text:style-name="T4">0 </text:span><text:span text:style-name="T3">: -</text:span><text:span text:style-name="T4">1</text:span><text:span text:style-name="T3">]<text:line-break/> <text:s text:c="7"/>next_page.</text:span><text:span text:style-name="T2">append</text:span><text:span text:style-name="T3">(next.</text:span><text:span text:style-name="T2">find</text:span><text:span text:style-name="T3">(</text:span><text:span text:style-name="T5">'a'</text:span><text:span text:style-name="T3">).</text:span><text:span text:style-name="T2">get</text:span><text:span text:style-name="T3">(</text:span><text:span text:style-name="T5">'href'</text:span><text:span text:style-name="T3">))<text:line-break/> <text:s text:c="7"/>next_page_url = </text:span><text:span text:style-name="T5">'/'</text:span><text:span text:style-name="T3">.</text:span><text:span text:style-name="T2">join</text:span><text:span text:style-name="T3">(next_page)<text:line-break/> <text:s text:c="7"/>links.</text:span><text:span text:style-name="T2">extend</text:span><text:span text:style-name="T3">(</text:span><text:span text:style-name="T2">get_books_data</text:span><text:span text:style-name="T3">(next_page_url))<text:line-break/> <text:s text:c="3"/></text:span><text:span text:style-name="T1">return </text:span><text:span text:style-name="T3">links</text:span></text:p>
      <text:p text:style-name="P2"/>
      <text:p text:style-name="P2"/>
      <text:p text:style-name="P2"/>
      <text:p text:style-name="P5"><text:span text:style-name="T3">links = </text:span><text:span text:style-name="T2">get_books_data</text:span><text:span text:style-name="T3">(</text:span><text:span text:style-name="T5">'https://books.toscrape.com/catalogue/category/books/science_22/index.html'</text:span><text:span text:style-name="T3">)<text:line-break/></text:span><text:span text:style-name="T1">for </text:span><text:span text:style-name="T3">link </text:span><text:span text:style-name="T1">in </text:span><text:span text:style-name="T3">links:<text:line-break/> <text:s text:c="3"/>book = </text:span><text:span text:style-name="T2">get_book</text:span><text:span text:style-name="T3">(link)<text:line-break/> <text:s text:c="3"/></text:span><text:span text:style-name="T1">with </text:span><text:span text:style-name="T6">open</text:span><text:span text:style-name="T3">(</text:span><text:span text:style-name="T5">'data_csv/books.csv'</text:span><text:span text:style-name="T3">, </text:span><text:span text:style-name="T5">'a'</text:span><text:span text:style-name="T3">, </text:span><text:span text:style-name="T4">encoding</text:span><text:span text:style-name="T3">=</text:span><text:span text:style-name="T5">'utf-8'</text:span><text:span text:style-name="T3">) </text:span><text:span text:style-name="T1">as </text:span><text:span text:style-name="T3">csvfile:<text:line-break/> <text:s text:c="7"/>writer = csv.</text:span><text:span text:style-name="T2">writer</text:span><text:span text:style-name="T3">(csvfile, </text:span><text:span text:style-name="T4">delimiter</text:span><text:span text:style-name="T3">=</text:span><text:span text:style-name="T5">','</text:span><text:span text:style-name="T3">)<text:line-break/> <text:s text:c="7"/>writer.</text:span><text:span text:style-name="T2">writerow</text:span><text:span text:style-name="T3">([book[</text:span><text:span text:style-name="T5">'universal_product_code'</text:span><text:span text:style-name="T3">],book[</text:span><text:span text:style-name="T5">'title'</text:span><text:span text:style-name="T3">],book[</text:span><text:span text:style-name="T5">'price_including_tax'</text:span><text:span text:style-name="T3">],book[</text:span><text:span text:style-name="T5">'price_excluding_tax'</text:span><text:span text:style-name="T3">],book[</text:span><text:span text:style-name="T5">'number_available'</text:span><text:span text:style-name="T3">],book[</text:span><text:span text:style-name="T5">'product_description'</text:span><text:span text:style-name="T3">],book[</text:span><text:span text:style-name="T5">'category'</text:span><text:span text:style-name="T3">],book[</text:span><text:span text:style-name="T5">'review_rating'</text:span><text:span text:style-name="T3">],book[</text:span><text:span text:style-name="T5">'image_url'</text:span><text:span text:style-name="T3">]])<text:line-break/> <text:s text:c="3"/></text:span><text:span text:style-name="T2">save_img</text:span><text:span text:style-name="T3">(</text:span><text:span text:style-name="T4">url </text:span><text:span text:style-name="T3">= book[</text:span><text:span text:style-name="T5">'image_url'</text:span><text:span text:style-name="T3">], </text:span><text:span text:style-name="T4">category_name </text:span><text:span text:style-name="T3">= book[</text:span><text:span text:style-name="T5">'category'</text:span><text:span text:style-name="T3">], </text:span><text:span text:style-name="T4">path </text:span><text:span text:style-name="T3">= book[</text:span><text:span text:style-name="T5">'universal_product_code'</text:span><text:span text:style-name="T3">]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4T01:51:56.360802412</meta:creation-date>
    <dc:date>2023-04-04T01:56:41.760870670</dc:date>
    <meta:editing-duration>PT4M46S</meta:editing-duration>
    <meta:editing-cycles>1</meta:editing-cycles>
    <meta:document-statistic meta:table-count="0" meta:image-count="0" meta:object-count="0" meta:page-count="1" meta:paragraph-count="3" meta:word-count="86" meta:character-count="1263" meta:non-whitespace-character-count="1068"/>
    <meta:generator>LibreOffice/7.4.6.2$Linux_X86_64 LibreOffice_project/5b1f5509c2decdade7fda905e3e1429a67acd63d</meta:generator>
  </office:meta>
</office:document-meta>
</file>